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ira Mono" svg:font-family="'Fi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375in" fo:margin-left="0in" table:align="left"/>
    </style:style>
    <style:style style:name="Table1.A" style:family="table-column">
      <style:table-column-properties style:column-width="2.6875in"/>
    </style:style>
    <style:style style:name="Table1.B" style:family="table-column">
      <style:table-column-properties style:column-width="2.4375in"/>
    </style:style>
    <style:style style:name="Table1.C" style:family="table-column">
      <style:table-column-properties style:column-width="2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use-window-font-color="true" style:font-name="Fira Mono" officeooo:rsid="0011c990" officeooo:paragraph-rsid="0011c990"/>
    </style:style>
    <style:style style:name="P2" style:family="paragraph" style:parent-style-name="Text_20_body">
      <style:text-properties style:use-window-font-color="true" style:font-name="Fira Mono" fo:font-size="10pt" fo:font-weight="normal" officeooo:rsid="0018f640" officeooo:paragraph-rsid="0011c990" style:font-size-asian="10pt" style:font-weight-asian="normal" style:font-size-complex="10pt" style:font-weight-complex="normal"/>
    </style:style>
    <style:style style:name="P3" style:family="paragraph" style:parent-style-name="Table_20_Contents">
      <style:text-properties style:font-name="Fira Mono" fo:font-size="7pt" fo:font-weight="bold" officeooo:rsid="001bd13b" officeooo:paragraph-rsid="001bd13b" style:font-size-asian="7pt" style:font-weight-asian="bold" style:font-size-complex="7pt" style:font-weight-complex="bold"/>
    </style:style>
    <style:style style:name="P4" style:family="paragraph" style:parent-style-name="Table_20_Contents">
      <style:text-properties style:font-name="Fira Mono" fo:font-size="7pt" fo:font-weight="bold" officeooo:rsid="001be445" officeooo:paragraph-rsid="001be445" style:font-size-asian="7pt" style:font-weight-asian="bold" style:font-size-complex="7pt" style:font-weight-complex="bold"/>
    </style:style>
    <style:style style:name="P5" style:family="paragraph" style:parent-style-name="Table_20_Contents">
      <style:text-properties style:font-name="Fira Mono" fo:font-size="7pt" fo:font-weight="bold" fo:background-color="transparent" style:font-size-asian="7pt" style:font-weight-asian="bold" style:font-size-complex="7pt" style:font-weight-complex="bold"/>
    </style:style>
    <style:style style:name="P6" style:family="paragraph" style:parent-style-name="Table_20_Contents">
      <style:text-properties style:font-name="Fira Mono" fo:font-size="7pt" fo:font-weight="bold" officeooo:paragraph-rsid="001be445" fo:background-color="transparent" style:font-size-asian="7pt" style:font-weight-asian="bold" style:font-size-complex="7pt" style:font-weight-complex="bold"/>
    </style:style>
    <style:style style:name="P7" style:family="paragraph" style:parent-style-name="Table_20_Contents">
      <style:text-properties style:font-name="Fira Mono" fo:font-size="7pt" fo:font-weight="bold" officeooo:rsid="001be445" officeooo:paragraph-rsid="001be445" fo:background-color="transparent" style:font-size-asian="7pt" style:font-weight-asian="bold" style:font-size-complex="7pt" style:font-weight-complex="bold"/>
    </style:style>
    <style:style style:name="P8" style:family="paragraph" style:parent-style-name="Table_20_Contents">
      <style:text-properties style:font-name="Fira Mono" fo:font-size="7pt" fo:font-weight="normal" officeooo:rsid="001bd13b" officeooo:paragraph-rsid="001bd13b" style:font-size-asian="7pt" style:font-weight-asian="normal" style:font-size-complex="7pt" style:font-weight-complex="normal"/>
    </style:style>
    <style:style style:name="P9" style:family="paragraph" style:parent-style-name="Table_20_Contents">
      <style:text-properties style:font-name="Fira Mono" fo:font-size="7pt" fo:font-weight="normal" officeooo:rsid="001be445" officeooo:paragraph-rsid="001be445" style:font-size-asian="7pt" style:font-weight-asian="normal" style:font-size-complex="7pt" style:font-weight-complex="normal"/>
    </style:style>
    <style:style style:name="P10" style:family="paragraph" style:parent-style-name="Table_20_Contents">
      <style:text-properties style:font-name="Fira Mono" fo:font-size="7pt" fo:font-weight="normal" officeooo:rsid="001be445" officeooo:paragraph-rsid="001be445" fo:background-color="transparent" style:font-size-asian="7pt" style:font-weight-asian="normal" style:font-size-complex="7pt" style:font-weight-complex="normal"/>
    </style:style>
    <style:style style:name="P11" style:family="paragraph" style:parent-style-name="Preformatted_20_Text">
      <style:text-properties style:font-name="Fira Mono" fo:font-size="7pt" style:font-size-asian="7pt" style:font-size-complex="7pt"/>
    </style:style>
    <style:style style:name="P12" style:family="paragraph" style:parent-style-name="Preformatted_20_Text">
      <style:text-properties style:font-name="Fira Mono" fo:font-size="7pt" fo:background-color="transparent" style:font-size-asian="7pt" style:font-size-complex="7pt"/>
    </style:style>
    <style:style style:name="P13" style:family="paragraph" style:parent-style-name="Preformatted_20_Text">
      <style:text-properties style:font-name="Fira Mono" fo:font-size="7pt" officeooo:paragraph-rsid="001be445" fo:background-color="transparent" style:font-size-asian="7pt" style:font-size-complex="7pt"/>
    </style:style>
    <style:style style:name="P14" style:family="paragraph" style:parent-style-name="Preformatted_20_Text">
      <style:text-properties style:font-name="Fira Mono" fo:font-size="7pt" fo:font-weight="normal" officeooo:rsid="001bd13b" officeooo:paragraph-rsid="001be445" fo:background-color="transparent" style:font-size-asian="7pt" style:font-weight-asian="normal" style:font-size-complex="7pt" style:font-weight-complex="normal"/>
    </style:style>
    <style:style style:name="P15" style:family="paragraph" style:parent-style-name="Heading_20_1">
      <style:text-properties style:use-window-font-color="true" officeooo:rsid="0011c990" officeooo:paragraph-rsid="0011c990"/>
    </style:style>
    <style:style style:name="P16" style:family="paragraph" style:parent-style-name="Heading_20_4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style:use-window-font-color="true" fo:font-size="9.30000019073486pt" fo:font-style="normal" style:font-size-asian="13.3000001907349pt" style:font-style-asian="normal" style:font-size-complex="13.3000001907349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e4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Notes on STL library</text:h>
      <text:h text:style-name="P16" text:outline-level="4">@princebillyGK</text:h>
      <text:p text:style-name="P1">&lt;vector&gt;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Declaration</text:p>
            <text:p text:style-name="P11">vector&lt; typename &gt;var</text:p>
            <text:p text:style-name="P11">vector&lt; typename &gt;var(size)</text:p>
            <text:p text:style-name="P11">vector&lt; typename &gt;var(size, value)</text:p>
            <text:p text:style-name="P11">vector&lt; typename &gt;var(start_iterator, end_iterator)</text:p>
            <text:p text:style-name="P11">vector&lt; typename &gt;var(vector)</text:p>
            <text:p text:style-name="P11">vector&lt; typename &gt;var(initializer_list&lt; typename &gt;{item1, item2, item3,...})</text:p>
            <text:p text:style-name="P11">vector&lt; typename &gt;var({item1, item2, item3,...})</text:p>
          </table:table-cell>
          <table:table-cell table:style-name="Table1.A1" office:value-type="string">
            <text:p text:style-name="P5">Assign</text:p>
            <text:p text:style-name="P12">var.assign(size, value)</text:p>
            <text:p text:style-name="P12">var.assign(start_iterator, end_iterator)</text:p>
            <text:p text:style-name="P12">var.assign((initializer_list::&lt; typename &gt;{item1, item2, item3,...})</text:p>
            <text:p text:style-name="P12">var.assign({item1, item2, item3,...})</text:p>
          </table:table-cell>
          <table:table-cell table:style-name="Table1.C1" office:value-type="string">
            <text:p text:style-name="P7">Iterator</text:p>
            <text:p text:style-name="P10">get the address of first element of vector : <text:span text:style-name="T1">begin(), cbegin()</text:span></text:p>
            <text:p text:style-name="P10">get the address of last element in the vector:<text:span text:style-name="T1"> rbegin(), crbegin()</text:span></text:p>
            <text:p text:style-name="P10"/>
            <text:p text:style-name="P10">get the address of right before the first element of vector: <text:span text:style-name="T1">rend(), crend()</text:span></text:p>
            <text:p text:style-name="P10">get the address of right after the last element of vector: <text:span text:style-name="T1">end(), cend()</text:span></text:p>
          </table:table-cell>
        </table:table-row>
        <table:table-row>
          <table:table-cell table:style-name="Table1.A2" office:value-type="string">
            <text:p text:style-name="P3">Get value</text:p>
            <text:p text:style-name="P8">var.at(x)</text:p>
            <text:p text:style-name="P8">var[x]</text:p>
            <text:p text:style-name="P8">var.front()</text:p>
            <text:p text:style-name="P8">var.back()</text:p>
          </table:table-cell>
          <table:table-cell table:style-name="Table1.A2" office:value-type="string">
            <text:p text:style-name="P3">Remove</text:p>
            <text:p text:style-name="P8">pop_back()</text:p>
            <text:p text:style-name="P8">clear()</text:p>
            <text:p text:style-name="P8">erase(iterator)</text:p>
            <text:p text:style-name="P8">erase(start_iterator, end_iterator)</text:p>
          </table:table-cell>
          <table:table-cell table:style-name="Table1.C2" office:value-type="string">
            <text:p text:style-name="P6">Insert</text:p>
            <text:p text:style-name="P13">vector1 = vector2;</text:p>
            <text:p text:style-name="P13">myvector = {1,2, 3, 4}</text:p>
            <text:p text:style-name="P14">myvector <text:s/>= initializer_list&lt;int&gt;{1, 2, 4, 5}</text:p>
          </table:table-cell>
        </table:table-row>
        <table:table-row>
          <table:table-cell table:style-name="Table1.A2" office:value-type="string">
            <text:p text:style-name="P3">Modify a iterm</text:p>
            <text:p text:style-name="P8">var[x] = value</text:p>
          </table:table-cell>
          <table:table-cell table:style-name="Table1.A2" office:value-type="string">
            <text:p text:style-name="P3">Add an item</text:p>
            <text:p text:style-name="P8">emplace_back(<text:span text:style-name="T2">val</text:span>)</text:p>
            <text:p text:style-name="P8">push_back(<text:span text:style-name="T2">val</text:span>);</text:p>
          </table:table-cell>
          <table:table-cell table:style-name="Table1.C2" office:value-type="string">
            <text:p text:style-name="P4">Other functions</text:p>
            <text:p text:style-name="P9">empty(), size(), vec.swap(vec1)</text:p>
            <text:p text:style-name="P9">reserve(size), shrink_to_fit(), capacity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ira Mono" svg:font-family="'Fira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22:18.774286375</meta:creation-date>
    <dc:date>2019-09-20T09:04:57.814141186</dc:date>
    <meta:editing-duration>PT2H10M22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1" meta:paragraph-count="43" meta:word-count="144" meta:character-count="1163" meta:non-whitespace-character-count="1061"/>
  </office:meta>
</office:document-meta>
</file>